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f895" officeooo:paragraph-rsid="0009f895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be641" officeooo:paragraph-rsid="000be641" style:font-size-asian="24pt" style:font-weight-asian="bold" style:font-size-complex="2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officeooo:rsid="0009f895" officeooo:paragraph-rsid="0009f895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officeooo:rsid="0009f895" officeooo:paragraph-rsid="000d1bcb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9f895" officeooo:paragraph-rsid="0009f895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3pt" style:text-underline-style="none" officeooo:rsid="000be641" officeooo:paragraph-rsid="000be641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officeooo:rsid="000be641" officeooo:paragraph-rsid="000be641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rsid="000be641" officeooo:paragraph-rsid="000d1bcb" style:font-size-asian="11.3500003814697pt" style:font-size-complex="13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style:text-underline-style="none" officeooo:rsid="000ecfb1" officeooo:paragraph-rsid="000ecfb1" style:font-size-asian="11.3500003814697pt" style:font-size-complex="13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0be641" style:font-weight-asian="bold" style:font-weight-complex="bold"/>
    </style:style>
    <style:style style:name="T3" style:family="text">
      <style:text-properties style:text-underline-style="none" fo:font-weight="bold" officeooo:rsid="000d1bcb" style:font-weight-asian="bold" style:font-weight-complex="bold"/>
    </style:style>
    <style:style style:name="T4" style:family="text">
      <style:text-properties fo:font-size="13pt" style:text-underline-style="none" officeooo:rsid="000be641" style:font-size-asian="11.3500003814697pt" style:font-size-complex="13pt"/>
    </style:style>
    <style:style style:name="T5" style:family="text">
      <style:text-properties fo:font-size="13pt" style:text-underline-style="none" officeooo:rsid="000d1bcb" style:font-size-asian="11.3500003814697pt" style:font-size-complex="13pt"/>
    </style:style>
    <style:style style:name="T6" style:family="text">
      <style:text-properties officeooo:rsid="000d1bcb"/>
    </style:style>
    <style:style style:name="T7" style:family="text">
      <style:text-properties officeooo:rsid="000ecf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yonara Player</text:p>
      <text:p text:style-name="P1"/>
      <text:list xml:id="list3732535569895948877" text:style-name="L1">
        <text:list-item>
          <text:p text:style-name="P3">Use Case: <text:span text:style-name="T1"><text:s/></text:span><text:span text:style-name="T2">Play</text:span><text:span text:style-name="T3">Playlist</text:span></text:p>
          <text:p text:style-name="P5"/>
        </text:list-item>
        <text:list-item>
          <text:p text:style-name="P4">Kurzbeschreibung:<text:span text:style-name="T1"> </text:span><text:span text:style-name="T4">User öffnet und spielt eine </text:span><text:span text:style-name="T5">Playlist mit mindestens einer Datei. Die Dateien haben alle das richtige Dateienformat.</text:span></text:p>
          <text:p text:style-name="P3"/>
        </text:list-item>
        <text:list-item>
          <text:p text:style-name="P3">Primärer Aktor:<text:span text:style-name="T1"> </text:span><text:span text:style-name="T4">User</text:span></text:p>
          <text:p text:style-name="P3"/>
        </text:list-item>
        <text:list-item>
          <text:p text:style-name="P3">Vorbedingung:<text:span text:style-name="T1"> </text:span><text:span text:style-name="T4">Sayonara Player ist installiert. </text:span><text:span text:style-name="T5">Eine Playlist ist vorhanden oder wurde erstellt.</text:span></text:p>
          <text:p text:style-name="P3"/>
        </text:list-item>
        <text:list-item>
          <text:p text:style-name="P3">Erfolgsszenario:<text:span text:style-name="T1"> </text:span></text:p>
          <text:p text:style-name="P6">1. <text:span text:style-name="T6">Das Use-Case startet sobald der User auf den Play-Button clickt.</text:span></text:p>
          <text:p text:style-name="P6">2. <text:span text:style-name="T6">Das System spielt die erste Datei ab.</text:span></text:p>
          <text:p text:style-name="P6">3. <text:span text:style-name="T6">Das System spielt die Datei zu ende.</text:span></text:p>
          <text:p text:style-name="P6">4. <text:span text:style-name="T6">Das System spielt die nächste Datei ab.</text:span></text:p>
          <text:p text:style-name="P6">5. <text:span text:style-name="T6">Das System spielt die Datei zu ende.</text:span></text:p>
        </text:list-item>
      </text:list>
      <text:p text:style-name="P7"><text:tab/>6. <text:span text:style-name="T6">Das System validiert, dass alle Dateien in der Playlist abgespielt worden sind.</text:span></text:p>
      <text:p text:style-name="P7"><text:tab/><text:span text:style-name="T6">7. Das Use-Case endet erfolgreich.</text:span></text:p>
      <text:list xml:id="list141801211100040" text:continue-numbering="true" text:style-name="L1">
        <text:list-header>
          <text:p text:style-name="P3"/>
        </text:list-header>
        <text:list-item>
          <text:p text:style-name="P3">Erweiterungen:</text:p>
        </text:list-item>
      </text:list>
      <text:p text:style-name="P8"><text:tab/><text:span text:style-name="T6">(3,5)</text:span>a. <text:span text:style-name="T6">Der User drückt den Pause-Button.</text:span></text:p>
      <text:p text:style-name="P8"><text:tab/><text:span text:style-name="T6">(3,5)a.1. Das System haltet das spielen der Datei an.</text:span> <text:tab/></text:p>
      <text:p text:style-name="P8"><text:tab/><text:span text:style-name="T6">(3,5)a.2. Der User drückt den Play-Button.</text:span></text:p>
      <text:p text:style-name="P8"><text:tab/><text:span text:style-name="T6">(3,5)a.3. Das System spielt die Datei wieder ab.</text:span></text:p>
      <text:p text:style-name="P8"><text:tab/><text:span text:style-name="T6">(3,5)a.4. Weiter mit Punkt 3.</text:span></text:p>
      <text:p text:style-name="P8"/>
      <text:p text:style-name="P8"><text:tab/><text:span text:style-name="T6">4a. Das System validiert, dass alle Dateien in der Playlist abgespielt worden sind</text:span></text:p>
      <text:p text:style-name="P8"><text:tab/><text:span text:style-name="T7">4a.1. Das Use-Case endet erfolgreich.</text:span></text:p>
      <text:p text:style-name="P8"/>
      <text:p text:style-name="P8"><text:tab/><text:span text:style-name="T7">6a. Das System validiert, dass noch (midenstens) einer weitere Datei sich in der <text:tab/>Playlist befindet.</text:span></text:p>
      <text:list xml:id="list141801549572684" text:continue-numbering="true" text:style-name="L1">
        <text:list-header>
          <text:p text:style-name="P9">6a.1. Weiter mit Punkt 4. </text:p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2:17:08.558380206</meta:creation-date>
    <dc:date>2017-11-15T14:18:01.128632014</dc:date>
    <meta:editing-duration>PT14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191" meta:character-count="1148" meta:non-whitespace-character-count="982"/>
  </office:meta>
</office:document-meta>
</file>